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size="12pt" style:font-size-asian="12pt" style:language-asian="ja" style:country-asian="JP"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style:font-name-asian="verdana" style:font-style-asian="normal"/>
    </style:style>
    <style:style style:name="P6"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Text_20_body">
      <style:text-properties style:language-asian="ja" style:country-asian="JP"/>
    </style:style>
    <style:style style:name="P10" style:family="paragraph" style:parent-style-name="Heading_20_1">
      <style:text-properties style:language-asian="ja" style:country-asian="JP"/>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Standard" style:list-style-name="L1">
      <style:text-properties style:language-asian="ja" style:country-asian="JP"/>
    </style:style>
    <style:style style:name="P15" style:family="paragraph" style:parent-style-name="Standard" style:list-style-name="L2">
      <style:text-properties style:language-asian="ja" style:country-asian="JP"/>
    </style:style>
    <style:style style:name="P16" style:family="paragraph" style:parent-style-name="Standard" style:list-style-name="L3">
      <style:text-properties style:language-asian="ja" style:country-asian="JP"/>
    </style:style>
    <style:style style:name="P17" style:family="paragraph" style:parent-style-name="Standard" style:list-style-name="L4">
      <style:text-properties style:language-asian="ja" style:country-asian="JP"/>
    </style:style>
    <style:style style:name="P18" style:family="paragraph" style:parent-style-name="Standard" style:list-style-name="L5">
      <style:text-properties style:language-asian="ja" style:country-asian="JP"/>
    </style:style>
    <style:style style:name="P19" style:family="paragraph" style:parent-style-name="Standard" style:list-style-name="L6">
      <style:text-properties style:language-asian="ja" style:country-asian="JP"/>
    </style:style>
    <style:style style:name="P20" style:family="paragraph" style:parent-style-name="Standard" style:list-style-name="L7">
      <style:text-properties style:language-asian="ja" style:country-asian="JP"/>
    </style:style>
    <style:style style:name="P21" style:family="paragraph" style:parent-style-name="Standard" style:list-style-name="L8">
      <style:text-properties style:language-asian="ja" style:country-asian="JP"/>
    </style:style>
    <style:style style:name="P22" style:family="paragraph" style:parent-style-name="Standard" style:list-style-name="L9">
      <style:text-properties style:language-asian="ja" style:country-asian="JP"/>
    </style:style>
    <style:style style:name="P23" style:family="paragraph" style:parent-style-name="Standard" style:list-style-name="L10">
      <style:text-properties style:language-asian="ja" style:country-asian="JP"/>
    </style:style>
    <style:style style:name="P24" style:family="paragraph" style:parent-style-name="Standard" style:list-style-name="L11">
      <style:text-properties style:language-asian="ja" style:country-asian="JP"/>
    </style:style>
    <style:style style:name="P25" style:family="paragraph" style:parent-style-name="Standard" style:list-style-name="L12">
      <style:text-properties style:language-asian="ja" style:country-asian="JP"/>
    </style:style>
    <style:style style:name="P26" style:family="paragraph" style:parent-style-name="Standard" style:list-style-name="L13">
      <style:text-properties style:language-asian="ja" style:country-asian="JP"/>
    </style:style>
    <style:style style:name="P27" style:family="paragraph" style:parent-style-name="Standard" style:list-style-name="L15">
      <style:text-properties style:language-asian="ja" style:country-asian="JP"/>
    </style:style>
    <style:style style:name="P28" style:family="paragraph" style:parent-style-name="Standard" style:list-style-name="L21">
      <style:text-properties style:language-asian="ja" style:country-asian="JP"/>
    </style:style>
    <style:style style:name="P29" style:family="paragraph" style:parent-style-name="Standard" style:list-style-name="L22">
      <style:text-properties style:language-asian="ja" style:country-asian="JP"/>
    </style:style>
    <style:style style:name="P30" style:family="paragraph" style:parent-style-name="Standard" style:list-style-name="L23">
      <style:text-properties style:language-asian="ja" style:country-asian="JP"/>
    </style:style>
    <style:style style:name="P31" style:family="paragraph" style:parent-style-name="Standard" style:list-style-name="L24">
      <style:text-properties style:language-asian="ja" style:country-asian="JP"/>
    </style:style>
    <style:style style:name="P32" style:family="paragraph" style:parent-style-name="Standard" style:list-style-name="L25">
      <style:text-properties style:language-asian="ja" style:country-asian="JP"/>
    </style:style>
    <style:style style:name="P33" style:family="paragraph" style:parent-style-name="Standard" style:list-style-name="L26">
      <style:text-properties style:language-asian="ja" style:country-asian="JP"/>
    </style:style>
    <style:style style:name="P34" style:family="paragraph" style:parent-style-name="Standard" style:list-style-name="L14"/>
    <style:style style:name="P35" style:family="paragraph" style:parent-style-name="Standard" style:list-style-name="L16"/>
    <style:style style:name="P36" style:family="paragraph" style:parent-style-name="Standard" style:list-style-name="L17"/>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0">
      <style:text-properties style:font-name-asian="verdana" style:language-asian="ja" style:country-asian="JP" style:font-style-asian="normal"/>
    </style:style>
    <style:style style:name="P41" style:family="paragraph" style:parent-style-name="Standard" style:list-style-name="L5">
      <style:paragraph-properties fo:margin-left="2.501cm" fo:margin-right="0cm" fo:text-indent="-0.635cm" style:auto-text-indent="false"/>
      <style:text-properties style:language-asian="ja" style:country-asian="JP"/>
    </style:style>
    <style:style style:name="P42" style:family="paragraph" style:parent-style-name="Standard" style:list-style-name="L5">
      <style:paragraph-properties fo:margin-left="3.752cm" fo:margin-right="0cm" fo:text-indent="-0.635cm" style:auto-text-indent="false"/>
      <style:text-properties style:language-asian="ja" style:country-asian="JP"/>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Heading_20_3">
      <style:text-properties style:font-name-asian="verdana" style:font-style-asian="normal"/>
    </style:style>
    <style:style style:name="P45"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tyle="normal" fo:text-shadow="none" style:text-underline-style="none" fo:font-weight="normal" style:font-name-asian="ＭＳ Ｐ明朝1"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asian="verdana" style:language-asian="ja" style:country-asian="JP"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7-10</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2">Pickles Framework の概要<text:tab/>4</text:p>
          <text:p text:style-name="P13">「サイトマップ」「コンテンツ」「テーマ」<text:tab/>4</text:p>
          <text:p text:style-name="P13">主な制作の手順<text:tab/>4</text:p>
          <text:p text:style-name="P12">セットアップ手順<text:tab/>5</text:p>
          <text:p text:style-name="P13">パーミッション設定<text:tab/>5</text:p>
          <text:p text:style-name="P12">ディレクトリ構成<text:tab/>6</text:p>
          <text:p text:style-name="P13">インストールディレクトリ<text:tab/>6</text:p>
          <text:p text:style-name="P12">サイトマップの管理<text:tab/>7</text:p>
          <text:p text:style-name="P13">サイトマップの形式<text:tab/>7</text:p>
          <text:p text:style-name="P13">サイトマップCSVの設置場所<text:tab/>7</text:p>
          <text:p text:style-name="P13">サイトマップCSVの定義<text:tab/>7</text:p>
          <text:p text:style-name="P13">ダイナミックパス機能<text:tab/>8</text:p>
          <text:p text:style-name="P13">エイリアス機能<text:tab/>9</text:p>
          <text:p text:style-name="P12">コンテンツの制作ルール<text:tab/>10</text:p>
          <text:p text:style-name="P13">コンテンツ制作マニュアル<text:tab/>10</text:p>
          <text:p text:style-name="P13">コンテンツモジュール一覧<text:tab/>10</text:p>
          <text:p text:style-name="P12">テーマ<text:tab/>11</text:p>
          <text:p text:style-name="P13">複数のテーマの管理と切り替え<text:tab/>11</text:p>
          <text:p text:style-name="P13">レイアウト<text:tab/>11</text:p>
          <text:p text:style-name="P13">テーマの格納ディレクトリ<text:tab/>11</text:p>
          <text:p text:style-name="P13">テンプレートの記述<text:tab/>11</text:p>
          <text:p text:style-name="P43">コンテンツを出力する<text:tab/>12</text:p>
          <text:p text:style-name="P43">コンテンツが定義したCSSやJavaScriptを出力する<text:tab/>12</text:p>
          <text:p text:style-name="P43">ページの情報を出力する<text:tab/>13</text:p>
          <text:p text:style-name="P43">その他の機能から出力する<text:tab/>13</text:p>
          <text:p text:style-name="P12">パブリッシュ<text:tab/>14</text:p>
          <text:p text:style-name="P13">パブリッシュ実行手順<text:tab/>14</text:p>
          <text:p text:style-name="P13">設定<text:tab/>14</text:p>
          <text:p text:style-name="P13">仕様<text:tab/>14</text:p>
          <text:p text:style-name="P43">パブリッシュ対象ファイルの一覧をどう生成するか<text:tab/>14</text:p>
          <text:p text:style-name="P43">静的書き出しファイルと動的書き出しファイル<text:tab/>15</text:p>
          <text:p text:style-name="P43">X-PXFW-RELATEDLINK<text:tab/>15</text:p>
          <text:p text:style-name="P12">メインコンフィグ<text:tab/>16</text:p>
          <text:p text:style-name="P13">書式<text:tab/>16</text:p>
          <text:p text:style-name="P13">設定項目<text:tab/>16</text:p>
          <text:p text:style-name="P43">project<text:tab/>16</text:p>
          <text:p text:style-name="P43">paths<text:tab/>16</text:p>
          <text:p text:style-name="P43">dbms<text:tab/>16</text:p>
          <text:p text:style-name="P43"><text:soft-page-break/>publish<text:tab/>17</text:p>
          <text:p text:style-name="P43">system<text:tab/>17</text:p>
          <text:p text:style-name="P12">データベース(RDBMS)の利用<text:tab/>18</text:p>
          <text:p text:style-name="P12">ユーザーの管理<text:tab/>19</text:p>
          <text:p text:style-name="P13">ユーザー情報格納テーブルの構造<text:tab/>19</text:p>
          <text:p text:style-name="P43">ユーザーテーブル： {$dbms.prefix}_user<text:tab/>19</text:p>
          <text:p text:style-name="P13">セットアップ手順<text:tab/>19</text:p>
          <text:p text:style-name="P12">PXコマンド<text:tab/>20</text:p>
          <text:p text:style-name="P13">実行方法<text:tab/>20</text:p>
          <text:p text:style-name="P13">PXコマンド一覧<text:tab/>20</text:p>
          <text:p text:style-name="P12">コーディング規約<text:tab/>21</text:p>
          <text:p text:style-name="P13">内部エンコード<text:tab/>21</text:p>
          <text:p text:style-name="P13">改行コード<text:tab/>21</text:p>
          <text:p text:style-name="P13">インデント<text:tab/>21</text:p>
          <text:p text:style-name="P13">演算子<text:tab/>21</text:p>
          <text:p text:style-name="P13">命名規則<text:tab/>21</text:p>
          <text:p text:style-name="P43">PHPのクラス名<text:tab/>21</text:p>
          <text:p text:style-name="P43">PHPのメソッド名<text:tab/>21</text:p>
          <text:p text:style-name="P43">JavaScriptのオブジェクト名<text:tab/>22</text:p>
          <text:p text:style-name="P43">CSSクラス名<text:tab/>22</text:p>
          <text:p text:style-name="P43">パラメータ、クッキー、セッション、HTTP拡張ヘッダー<text:tab/>22</text:p>
          <text:p text:style-name="P43">その他<text:tab/>22</text:p>
          <text:p text:style-name="P13">予約語<text:tab/>22</text:p>
          <text:p text:style-name="P43">URIパラメータ<text:tab/>22</text:p>
          <text:p text:style-name="P43">クッキー<text:tab/>23</text:p>
          <text:p text:style-name="P43">セッション<text:tab/>23</text:p>
          <text:p text:style-name="P43">HTTPレスポンスヘッダー<text:tab/>23</text:p>
        </text:index-body>
      </text:table-of-content>
      <text:p text:style-name="Standard"/>
      <text:p text:style-name="Standard"/>
      <text:p text:style-name="P7"/>
      <text:h text:style-name="Heading_20_1" text:outline-level="1">Pickles Framework <text:span text:style-name="T1">の概要</text:span></text:h>
      <text:p text:style-name="Standard"/>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
      <text:p text:style-name="Standard">Pickles Framework <text:span text:style-name="T1">は、ウェブサイトを「サイトマップ」「コンテンツ」「テーマ」の3要素に分解して構築するフレームワークである。</text:span></text:p>
      <text:p text:style-name="P2"/>
      <text:list xml:id="list36722602" text:style-name="L1">
        <text:list-item>
          <text:p text:style-name="P14"><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4"><text:span text:style-name="T2">コンテンツ</text:span><text:line-break/>ページ要素のうち、内容部分だけを取り出した概念。</text:p>
        </text:list-item>
        <text:list-item>
          <text:p text:style-name="P14"><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主な制作の手順</text:h>
      <text:p text:style-name="P2"/>
      <text:p text:style-name="P2">次の手順で制作を行う。</text:p>
      <text:p text:style-name="P2"/>
      <text:list xml:id="list36723802" text:style-name="L2">
        <text:list-item>
          <text:p text:style-name="P15">サイトマップを定義</text:p>
        </text:list-item>
        <text:list-item>
          <text:p text:style-name="P15">コンテンツを編集</text:p>
        </text:list-item>
        <text:list-item>
          <text:p text:style-name="P15">テーマを編集</text:p>
        </text:list-item>
        <text:list-item>
          <text:p text:style-name="P15">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36700320" text:style-name="L3">
        <text:list-item>
          <text:p text:style-name="P16">最新のソース一式をダウンロードする。</text:p>
        </text:list-item>
        <text:list-item>
          <text:p text:style-name="P16">解凍する。</text:p>
        </text:list-item>
        <text:list-item>
          <text:p text:style-name="P16">htdocsに格納されたファイル一式を、お使いのウェブサーバーのドキュメントルート配下の任意のディレクトリに設置する。</text:p>
        </text:list-item>
        <text:list-item>
          <text:p text:style-name="P16">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36711166" text:style-name="L4">
        <text:list-item>
          <text:p text:style-name="P17">./_PX/_sys</text:p>
        </text:list-item>
        <text:list-item>
          <text:p text:style-name="P17">./_caches</text:p>
        </text:list-item>
      </text:list>
      <text:p text:style-name="P2"/>
      <text:p text:style-name="P2"/>
      <text:p text:style-name="P2"/>
      <text:p text:style-name="P2"/>
      <text:p text:style-name="P8"/>
      <text:h text:style-name="Heading_20_1" text:outline-level="1">ディレクトリ構成</text:h>
      <text:p text:style-name="Text_20_body"/>
      <text:p text:style-name="Text_20_body">Pickles Framework <text:span text:style-name="T1">のファイルとディレクトリの構成について記載する。</text:span></text:p>
      <text:p text:style-name="P9"/>
      <text:h text:style-name="Heading_20_2" text:outline-level="2">インストールディレクトリ</text:h>
      <text:list xml:id="list36707271" text:style-name="L5">
        <text:list-item>
          <text:p text:style-name="P18">@_PX (Pickles Frameworkディレクトリ)</text:p>
        </text:list-item>
        <text:list-item>
          <text:p text:style-name="P41">@_FW (フレームワーク関連ライブラリ)</text:p>
        </text:list-item>
        <text:list-item>
          <text:p text:style-name="P41">@_sys (システムが書き込む領域)</text:p>
        </text:list-item>
        <text:list-item>
          <text:p text:style-name="P41">@configs (設定ファイル格納ディレクトリ)</text:p>
        </text:list-item>
        <text:list-item>
          <text:p text:style-name="P42">mainconf.ini (PxFWのメインコンフィグ)</text:p>
        </text:list-item>
        <text:list-item>
          <text:p text:style-name="P42">sitemap_definition.csv (サイトマップ定義設定)</text:p>
        </text:list-item>
        <text:list-item>
          <text:p text:style-name="P41">@sitemaps (サイトマップCSV格納ディレクトリ)</text:p>
        </text:list-item>
        <text:list-item>
          <text:p text:style-name="P41">@datas (データ格納ディレクトリ)</text:p>
        </text:list-item>
        <text:list-item>
          <text:p text:style-name="P41">@libs (ライブラリ格納ディレクトリ)</text:p>
        </text:list-item>
        <text:list-item>
          <text:p text:style-name="P41">@themes (テーマコレクション格納ディレクトリ)</text:p>
        </text:list-item>
        <text:list-item>
          <text:p text:style-name="P18">@_caches (公開キャッシュディレクトリ)</text:p>
        </text:list-item>
        <text:list-item>
          <text:p text:style-name="P41">@_contents (コンテンツに由来するキャッシュ)</text:p>
        </text:list-item>
        <text:list-item>
          <text:p text:style-name="P41">@_themes (テーマに由来するキャッシュ)</text:p>
        </text:list-item>
        <text:list-item>
          <text:p text:style-name="P18">@common</text:p>
        </text:list-item>
        <text:list-item>
          <text:p text:style-name="P41">@css</text:p>
        </text:list-item>
        <text:list-item>
          <text:p text:style-name="P41">@img</text:p>
        </text:list-item>
        <text:list-item>
          <text:p text:style-name="P41">@js</text:p>
        </text:list-item>
        <text:list-item>
          <text:p text:style-name="P41">@inc</text:p>
        </text:list-item>
        <text:list-item>
          <text:p text:style-name="P18">.htaccess (mod_rewrite設定、など)</text:p>
        </text:list-item>
        <text:list-item>
          <text:p text:style-name="P18">_px_execute.php (Pickles Frameworkの実行ファイル)</text:p>
        </text:list-item>
        <text:list-item>
          <text:p text:style-name="P18">index.html (トップページのコンテンツ)</text:p>
        </text:list-item>
      </text:list>
      <text:p text:style-name="Text_20_body"/>
      <text:p text:style-name="Text_20_body"/>
      <text:p text:style-name="P8"/>
      <text:h text:style-name="P10" text:outline-level="1">サイトマップの管理</text:h>
      <text:p text:style-name="P2"/>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
      <text:p text:style-name="P2">サイトマップは次のようなCSV形式のファイルで定義される。</text:p>
      <text:p text:style-name="P2"/>
      <text:list xml:id="list36706673" text:style-name="L6">
        <text:list-item>
          <text:p text:style-name="P19"><text:span text:style-name="T2">文字エンコード</text:span><text:line-break/>UTF-8</text:p>
        </text:list-item>
        <text:list-item>
          <text:p text:style-name="P19"><text:span text:style-name="T2">区切り文字</text:span><text:line-break/>, (カンマ)</text:p>
        </text:list-item>
        <text:list-item>
          <text:p text:style-name="P19"><text:span text:style-name="T2">値を囲む</text:span><text:line-break/>“ (ダブルクオート)</text:p>
        </text:list-item>
        <text:list-item>
          <text:p text:style-name="P19"><text:span text:style-name="T2">エスケープ</text:span><text:line-break/>““ (ダブルクオートを重ねる)</text:p>
        </text:list-item>
        <text:list-item>
          <text:p text:style-name="P19"><text:span text:style-name="T2">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
      <text:p text:style-name="P2">サイトマップCSVは、サイトマップディレクトリに設置する。</text:p>
      <text:p text:style-name="P2"/>
      <text:list xml:id="list36704603" text:style-name="L7">
        <text:list-item>
          <text:p text:style-name="P20">./_PX/sitemap/*.csv</text:p>
        </text:list-item>
      </text:list>
      <text:p text:style-name="P2"/>
      <text:p text:style-name="P2">このディレクトリに置かれた、拡張子 *.csv のファイルは全てサイトマップCSVとしてスキャンされ、自動的にロードされる。</text:p>
      <text:p text:style-name="P2"/>
      <text:p text:style-name="P2"/>
      <text:h text:style-name="Heading_20_2" text:outline-level="2">サイトマップCSVの定義</text:h>
      <text:p text:style-name="P2"/>
      <text:p text:style-name="P2">サイトマップCSVの定義は、設定ファイルによって定義されている。設定ファイルの設置場所は下<text:soft-page-break/>記の通り。</text:p>
      <text:p text:style-name="P2"/>
      <text:list xml:id="list36697115" text:style-name="L8">
        <text:list-item>
          <text:p text:style-name="P21">./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
      <text:p text:style-name="P2">sitemap_definition.csvを変更することで、サイトマップの項目を自由に定義できる。ただし、次の項目は必須項目であり、必ず含めなければならない。</text:p>
      <text:p text:style-name="P2"/>
      <text:list xml:id="list36721870" text:style-name="L9">
        <text:list-item>
          <text:p text:style-name="P22">path</text:p>
        </text:list-item>
        <text:list-item>
          <text:p text:style-name="P22">title</text:p>
        </text:list-item>
      </text:list>
      <text:p text:style-name="P2"/>
      <text:h text:style-name="Heading_20_2" text:outline-level="2">ダイナミックパス機能</text:h>
      <text:p text:style-name="P2"/>
      <text:p text:style-name="P2">サイトマップのpathに変数を埋め込むことで、動的なコンテンツを作成することができる。</text:p>
      <text:p text:style-name="P2"/>
      <text:p text:style-name="P2">例を示す。</text:p>
      <text:p text:style-name="P2"><draw:frame draw:style-name="fr1" draw:name="オブジェクト2" text:anchor-type="paragraph" svg:x="0.072cm" svg:y="0.312cm" svg:width="16.59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は、ワイルドカードのように振る舞い、任意の値を拾うことができる。</text:p>
      <text:p text:style-name="P2"/>
      <text:p text:style-name="P2">実際に渡された変数の値は、次のメソッドから取得できる。</text:p>
      <text:list xml:id="list36707985" text:style-name="L10">
        <text:list-item>
          <text:p text:style-name="P23">{$a}を取得する ⇒ $px-&gt;req()-&gt;get_path_param('a')</text:p>
        </text:list-item>
        <text:list-item>
          <text:p text:style-name="P23">{$b}を取得する ⇒ $px-&gt;req()-&gt;get_path_param('b')</text:p>
        </text:list-item>
      </text:list>
      <text:p text:style-name="P2"><text:soft-page-break/></text:p>
      <text:p text:style-name="P2">ナビゲーション上に配置されるリンクでは、変数のキーとして設定した文字列がデフォルトの値として採用される。</text:p>
      <text:p text:style-name="P3"/>
      <text:p text:style-name="P4"><text:span text:style-name="T1">path値を </text:span><text:span text:style-name="T3">/test/dynamic/{$a}/{$b}.html</text:span><text:span text:style-name="T4"> とした場合には、/test/dynamic/a/b.html </text:span><text:span text:style-name="T5">がデフォルトのパスとなる。</text:span></text:p>
      <text:p text:style-name="P6"/>
      <text:h text:style-name="P45" text:outline-level="2">エイリアス機能</text:h>
      <text:p text:style-name="P6"/>
      <text:p text:style-name="P6">ページを、別のページのエイリアスとして登録することができる。</text:p>
      <text:p text:style-name="P6"/>
      <text:p text:style-name="P6">同じコンテンツであるが、ナビゲーション上別のカテゴリにも属す必要がある場合や、インデックスページを伴わないカテゴリがある場合などに使用することが想定される。</text:p>
      <text:p text:style-name="P6"/>
      <text:p text:style-name="P6">例を示す。</text:p>
      <text:p text:style-name="P6"><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P6">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P6"/>
      <text:p text:style-name="P6"/>
      <text:p text:style-name="P6"/>
      <text:p text:style-name="P8"/>
      <text:h text:style-name="P10" text:outline-level="1">コンテンツの制作ルール</text:h>
      <text:p text:style-name="P2"/>
      <text:p text:style-name="P2">コンテンツは、ページ要素のうち、内容部分だけを取り出した概念である。</text:p>
      <text:p text:style-name="P2"/>
      <text:h text:style-name="Heading_20_2" text:outline-level="2">コンテンツ制作マニュアル</text:h>
      <text:p text:style-name="P2"/>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p text:style-name="P2"/>
      <text:h text:style-name="Heading_20_2" text:outline-level="2">コンテンツモジュール一覧</text:h>
      <text:p text:style-name="P2"/>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がけるべきである。</text:p>
      <text:p text:style-name="P2"/>
      <text:p text:style-name="P2"/>
      <text:p text:style-name="P8"/>
      <text:h text:style-name="P10" text:outline-level="1">テーマ</text:h>
      <text:p text:style-name="P2"/>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p text:style-name="P2"/>
      <text:h text:style-name="Heading_20_2" text:outline-level="2">複数のテーマの管理と切り替え</text:h>
      <text:p text:style-name="P2"/>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2">default</text:span>(標準レイアウト)、<text:span text:style-name="T2">plain</text:span>(&lt;body&gt;の直下にコンテンツエリアを配したレイアウト)、<text:span text:style-name="T2">popup</text:span>(ポップアップウィンドウ用レイアウト)、<text:span text:style-name="T2">naked</text:span>(コンテンツエリアのみが出力されるレイアウト)が定義されているが、任意に増やすことができる。</text:p>
      <text:p text:style-name="P2"/>
      <text:h text:style-name="Heading_20_2" text:outline-level="2">テーマの格納ディレクトリ</text:h>
      <text:p text:style-name="P2"/>
      <text:p text:style-name="P2">テーマは、次のディレクトリに格納される。</text:p>
      <text:p text:style-name="P2"/>
      <text:list xml:id="list36710825" text:style-name="L11">
        <text:list-item>
          <text:p text:style-name="P24">./_PX/themes/{$テーマ名}/{$レイアウト名}.html</text:p>
        </text:list-item>
      </text:list>
      <text:p text:style-name="P2"/>
      <text:h text:style-name="Heading_20_2" text:outline-level="2">テンプレートの記述</text:h>
      <text:p text:style-name="P2"/>
      <text:p text:style-name="P2">テーマは、コンテンツ領域のソースを変数として受け取り、HTML全体を補完して完成させる。テーマのテンプレートは、DOCTYPE宣言、htmlタグ、headセクション、bodyセクションを出力し、<text:soft-page-break/>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text:soft-page-break/>&lt;/body&gt;</text:p>
      <text:p text:style-name="P2">&lt;/html&gt;</text:p>
      <text:p text:style-name="P2"/>
      <text:p text:style-name="P2"/>
      <text:h text:style-name="Heading_20_3" text:outline-level="3">ページの情報を出力する</text:h>
      <text:p text:style-name="P2"/>
      <text:p text:style-name="P2">ページの情報は、$page_infoに連想配列として格納される。</text:p>
      <text:p text:style-name="P2">ここから出力する情報を選んで出力する。</text:p>
      <text:p text:style-name="P2">幾つか例を示す。</text:p>
      <text:p text:style-name="P2"/>
      <text:list xml:id="list36703086" text:style-name="L12">
        <text:list-item>
          <text:p text:style-name="P25">ページ名を出力する<text:line-break/>&lt;title&gt;&lt;?php print t::h($page_info['title']); ?&gt; | サイト名&lt;/title&gt;</text:p>
        </text:list-item>
        <text:list-item>
          <text:p text:style-name="P25">ページ名(h1用)を出力する<text:line-break/>&lt;h1&gt;&lt;?php print t::h( $page_info['title_h1'] ); ?&gt;&lt;/h1&gt;</text:p>
        </text:list-item>
        <text:list-item>
          <text:p text:style-name="P25">メタタグ descriptionを出力する<text:line-break/>&lt;meta name="description" content="&lt;?php print t::h($page_info['description']); ?&gt;" /&gt;</text:p>
        </text:list-item>
        <text:list-item>
          <text:p text:style-name="P25">メタタグkeywordsを出力する<text:line-break/>&lt;meta name="keywords" content="&lt;?php print t::h($page_info['keywords']); ?&gt;" /&gt;</text:p>
        </text:list-item>
      </text:list>
      <text:p text:style-name="P2"/>
      <text:h text:style-name="Heading_20_3" text:outline-level="3">その他の機能から出力する</text:h>
      <text:p text:style-name="P2"/>
      <text:list xml:id="list36703548" text:continue-numbering="true" text:style-name="L12">
        <text:list-item>
          <text:p text:style-name="P25">コンフィグに設定されたサイト名を出力する<text:line-break/>&lt;title&gt;&lt;?php print t::h($px-&gt;get_conf('project.name')); ?&gt;&lt;/title&gt;</text:p>
        </text:list-item>
        <text:list-item>
          <text:p text:style-name="P25">パン屑を出力する<text:line-break/>&lt;div class="breadcrumb"&gt;&lt;?php print $px-&gt;theme()-&gt;mk_breadcrumb(); ?&gt;&lt;/div&gt;</text:p>
        </text:list-item>
      </text:list>
      <text:p text:style-name="P2"/>
      <text:p text:style-name="P2"/>
      <text:p text:style-name="P2"/>
      <text:p text:style-name="P8"/>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36694123" text:style-name="L13">
        <text:list-item>
          <text:p text:style-name="P26">Pickles Frameworkの任意のパスに、URLパラメータ ?PX=publish.run を付加してアクセスする。</text:p>
        </text:list-item>
        <text:list-item>
          <text:p text:style-name="P26">パブリッシュを実行する画面が表示されるので、終了するまで待つ。</text:p>
        </text:list-item>
        <text:list-item>
          <text:p text:style-name="P26">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36694081" text:style-name="L14">
        <text:list-item>
          <text:p text:style-name="P34">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
      <text:p text:style-name="P2">パブリッシュの仕様について説明する。</text:p>
      <text:p text:style-name="P2"/>
      <text:h text:style-name="Heading_20_3" text:outline-level="3">パブリッシュ対象ファイルの一覧をどう生成するか</text:h>
      <text:p text:style-name="P2"/>
      <text:p text:style-name="P2">Pickles Frameworkのインストールディレクトリをスキャンし、一覧を生成する。</text:p>
      <text:h text:style-name="Heading_20_3" text:outline-level="3"><text:soft-page-break/>静的書き出しファイルと動的書き出しファイル</text:h>
      <text:p text:style-name="P2"/>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36703048" text:style-name="L15">
        <text:list-item>
          <text:p text:style-name="P27">$px-&gt;add_relatedlink( '/a/b/c.html' );</text:p>
        </text:list-item>
      </text:list>
      <text:p text:style-name="P2"/>
      <text:p text:style-name="P2"/>
      <text:p text:style-name="P8"/>
      <text:h text:style-name="Heading_20_1" text:outline-level="1">メインコンフィグ</text:h>
      <text:p text:style-name="P2"/>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
      <text:p text:style-name="P2">UTF-8で記述するini形式。</text:p>
      <text:p text:style-name="P5"/>
      <text:h text:style-name="Heading_20_2" text:outline-level="2">設定項目</text:h>
      <text:h text:style-name="P44" text:outline-level="3">project</text:h>
      <text:p text:style-name="P5"/>
      <text:list xml:id="list36718026" text:style-name="L16">
        <text:list-item>
          <text:p text:style-name="P35"><text:span text:style-name="T6">id<text:line-break/></text:span><text:span text:style-name="T7">プロジェクトのID</text:span></text:p>
        </text:list-item>
        <text:list-item>
          <text:p text:style-name="P35"><text:span text:style-name="T6">name<text:line-break/></text:span><text:span text:style-name="T7">プロジェクトの名前。サイト名</text:span></text:p>
        </text:list-item>
        <text:list-item>
          <text:p text:style-name="P35"><text:span text:style-name="T6">auth_type<text:line-break/></text:span><text:span text:style-name="T7">認証の種類(basic|digest)</text:span></text:p>
        </text:list-item>
        <text:list-item>
          <text:p text:style-name="P35"><text:span text:style-name="T6">auth_name<text:line-break/></text:span><text:span text:style-name="T7">認証ID</text:span></text:p>
        </text:list-item>
        <text:list-item>
          <text:p text:style-name="P35"><text:span text:style-name="T6">auth_password<text:line-break/></text:span><text:span text:style-name="T7">認証パスワード</text:span></text:p>
        </text:list-item>
      </text:list>
      <text:p text:style-name="P5"/>
      <text:h text:style-name="P44" text:outline-level="3">paths</text:h>
      <text:p text:style-name="P5"/>
      <text:list xml:id="list36719098" text:style-name="L17">
        <text:list-item>
          <text:p text:style-name="P36"><text:span text:style-name="T6">px_dir<text:line-break/>Pickles Framework</text:span><text:span text:style-name="T7"> ディレクトリのパス</text:span></text:p>
        </text:list-item>
        <text:list-item>
          <text:p text:style-name="P36"><text:span text:style-name="T6">access_log<text:line-break/></text:span><text:span text:style-name="T7">アクセスログの出力先ファイルパス</text:span></text:p>
        </text:list-item>
        <text:list-item>
          <text:p text:style-name="P36"><text:span text:style-name="T6">error_log<text:line-break/></text:span><text:span text:style-name="T7">エラーログの出力先ファイルパス</text:span></text:p>
        </text:list-item>
      </text:list>
      <text:p text:style-name="P5"/>
      <text:h text:style-name="P44" text:outline-level="3">db<text:span text:style-name="T1">m</text:span>s</text:h>
      <text:p text:style-name="P5"/>
      <text:list xml:id="list36701958" text:style-name="L18">
        <text:list-item>
          <text:p text:style-name="P37"><text:span text:style-name="T6">dbms<text:line-break/></text:span><text:soft-page-break/><text:span text:style-name="T7">RDBMSの種類。mysql|postgresql|sqlite</text:span></text:p>
        </text:list-item>
        <text:list-item>
          <text:p text:style-name="P37"><text:span text:style-name="T6">host<text:line-break/>接続先</text:span><text:span text:style-name="T7">ホスト名</text:span></text:p>
        </text:list-item>
        <text:list-item>
          <text:p text:style-name="P37"><text:span text:style-name="T6">port<text:line-break/>接続先</text:span><text:span text:style-name="T7">ポート番号</text:span></text:p>
        </text:list-item>
        <text:list-item>
          <text:p text:style-name="P37"><text:span text:style-name="T6">database_name<text:line-break/></text:span><text:span text:style-name="T7">データベース名。(sqliteの場合はDBファイルのパス)</text:span></text:p>
        </text:list-item>
        <text:list-item>
          <text:p text:style-name="P37"><text:span text:style-name="T6">user<text:line-break/></text:span><text:span text:style-name="T7">ユーザー名</text:span></text:p>
        </text:list-item>
        <text:list-item>
          <text:p text:style-name="P37"><text:span text:style-name="T6">password<text:line-break/></text:span><text:span text:style-name="T7">パスワード</text:span></text:p>
        </text:list-item>
        <text:list-item>
          <text:p text:style-name="P37"><text:span text:style-name="T6">charset<text:line-break/></text:span><text:span text:style-name="T7">文字セット</text:span></text:p>
        </text:list-item>
      </text:list>
      <text:p text:style-name="P5"/>
      <text:h text:style-name="P44" text:outline-level="3">publish</text:h>
      <text:p text:style-name="P5"/>
      <text:list xml:id="list36701438" text:style-name="L19">
        <text:list-item>
          <text:p text:style-name="P38"><text:span text:style-name="T6">path_publish_dir<text:line-break/></text:span><text:span text:style-name="T7">パブリッシュ先のディレクトリパス</text:span></text:p>
        </text:list-item>
      </text:list>
      <text:p text:style-name="P5"/>
      <text:h text:style-name="P44" text:outline-level="3">system</text:h>
      <text:p text:style-name="P5"/>
      <text:list xml:id="list36697583" text:style-name="L20">
        <text:list-item>
          <text:p text:style-name="P39"><text:span text:style-name="T6">allow_pxcommands<text:line-break/>PX</text:span><text:span text:style-name="T7">コマンドの実行を許可するフラグ</text:span></text:p>
        </text:list-item>
        <text:list-item>
          <text:p text:style-name="P39"><text:span text:style-name="T6">session_name<text:line-break/></text:span><text:span text:style-name="T7">セッション名</text:span></text:p>
        </text:list-item>
        <text:list-item>
          <text:p text:style-name="P40">filesystem_encoding<text:line-break/>ファイルシステムの文字エンコーディング(ファイル名などに適用)</text:p>
        </text:list-item>
      </text:list>
      <text:p text:style-name="P2"/>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36701184" text:style-name="L21">
        <text:list-item>
          <text:p text:style-name="P28">MySQL</text:p>
        </text:list-item>
        <text:list-item>
          <text:p text:style-name="P28">PostgreSQL</text:p>
        </text:list-item>
        <text:list-item>
          <text:p text:style-name="P28">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11" text:outline-level="1">ユーザーの管理</text:h>
      <text:p text:style-name="Standard"/>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
      <text:p text:style-name="P2">ユーザーテーブルの構築の手順は、PXコマンド “initialize”の処理に含まれている。</text:p>
      <text:p text:style-name="P2"><text:s/>?PX=initialize を付けて任意のページにアクセスすることで初期構築される。</text:p>
      <text:p text:style-name="Standard"/>
      <text:p text:style-name="Standard"/>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
      <text:p text:style-name="P2">URLにパラメータ ?PX={$PXコマンド名} を付加して起動する。</text:p>
      <text:p text:style-name="P2"/>
      <text:h text:style-name="Heading_20_2" text:outline-level="2">PXコマンド一覧</text:h>
      <text:list xml:id="list36704979" text:style-name="L22">
        <text:list-item>
          <text:p text:style-name="P29">clearcache<text:line-break/>Pickles Framework が作成するキャッシュファイルをクリアする。</text:p>
        </text:list-item>
        <text:list-item>
          <text:p text:style-name="P29">config<text:line-break/>Pickles Framework のコンフィグ内容を確認する。</text:p>
        </text:list-item>
        <text:list-item>
          <text:p text:style-name="P29">fillcontents<text:line-break/>サイトマップに記載された content の情報を元に、未作成のコンテンツの空ファイルを作成する。</text:p>
        </text:list-item>
        <text:list-item>
          <text:p text:style-name="P29">initialize<text:line-break/>データベースなど初期構築を実行する。</text:p>
        </text:list-item>
        <text:list-item>
          <text:p text:style-name="P29">pageinfo<text:line-break/>カレントページのページ情報を表示する。</text:p>
        </text:list-item>
        <text:list-item>
          <text:p text:style-name="P29">phpinfo<text:line-break/>phpinfo() を実行し、PHPの設定情報を確認する。</text:p>
        </text:list-item>
        <text:list-item>
          <text:p text:style-name="P29">publish<text:line-break/>静的なファイル群にパブリッシュする。</text:p>
        </text:list-item>
        <text:list-item>
          <text:p text:style-name="P29">sitemap<text:line-break/>サイトマップを表示する。</text:p>
        </text:list-item>
        <text:list-item>
          <text:p text:style-name="P29">sitemap_definition<text:line-break/>サイトマップ定義を表示する。</text:p>
        </text:list-item>
      </text:list>
      <text:p text:style-name="P2"/>
      <text:p text:style-name="P2"/>
      <text:p text:style-name="P8"/>
      <text:h text:style-name="Heading_20_1" text:outline-level="1">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text:soft-page-break/>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p text:style-name="P2"/>
      <text:h text:style-name="Heading_20_2" text:outline-level="2">予約語</text:h>
      <text:h text:style-name="Heading_20_3" text:outline-level="3">URIパラメータ</text:h>
      <text:list xml:id="list36694072" text:style-name="L23">
        <text:list-item>
          <text:p text:style-name="P30">ID<text:line-break/>ログインユーザーアカウント(IDではなく、アカウント名)</text:p>
        </text:list-item>
        <text:list-item>
          <text:p text:style-name="P30">PW<text:line-break/>ログインユーザーパスワード</text:p>
        </text:list-item>
        <text:list-item>
          <text:p text:style-name="P30">PX<text:line-break/>PXコマンド</text:p>
        </text:list-item>
        <text:list-item>
          <text:p text:style-name="P30"><text:soft-page-break/>THEME<text:line-break/>テーマID</text:p>
        </text:list-item>
      </text:list>
      <text:h text:style-name="Heading_20_3" text:outline-level="3">クッキー</text:h>
      <text:list xml:id="list36707238" text:style-name="L24">
        <text:list-item>
          <text:p text:style-name="P31">CCUA<text:line-break/>クッキーが利用可能であることを確認するために使用する値</text:p>
        </text:list-item>
        <text:list-item>
          <text:p text:style-name="P31">PXSID<text:line-break/>セッションキー(メインコンフィグ system.session_name で設定可能)</text:p>
        </text:list-item>
      </text:list>
      <text:p text:style-name="P2"/>
      <text:h text:style-name="Heading_20_3" text:outline-level="3">セッション</text:h>
      <text:list xml:id="list36698876" text:style-name="L25">
        <text:list-item>
          <text:p text:style-name="P32">USER_ID<text:line-break/>ログインユーザID(user_accountではない)</text:p>
        </text:list-item>
        <text:list-item>
          <text:p text:style-name="P32">USER_EXPIRE<text:line-break/>ログイン状態の有効期限時刻のUNIXタイムスタンプ。</text:p>
        </text:list-item>
        <text:list-item>
          <text:p text:style-name="P32">FILE<text:line-break/>アップロードファイルの一時保存領域。保存名をキーとする連想配列の形式で保持。</text:p>
        </text:list-item>
      </text:list>
      <text:p text:style-name="P2"/>
      <text:h text:style-name="Heading_20_3" text:outline-level="3">HTTPレスポンスヘッダー</text:h>
      <text:list xml:id="list36696775" text:style-name="L26">
        <text:list-item>
          <text:p text:style-name="P33">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3</text:page-number><text:span text:style-name="MT1">/</text:span><text:span text:style-name="MT1"><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7-10T16:57:54.54</dc:date>
    <dc:creator>Koyanagi Tomoya</dc:creator>
    <meta:editing-duration>PT21H37M1S</meta:editing-duration>
    <meta:editing-cycles>147</meta:editing-cycles>
    <meta:generator>OpenOffice.org/3.3$Win32 OpenOffice.org_project/330m20$Build-9567</meta:generator>
    <dc:title>Pickles Framework 1.x サイト構築管理マニュアル</dc:title>
    <meta:document-statistic meta:table-count="0" meta:image-count="0" meta:object-count="4" meta:page-count="23" meta:paragraph-count="357" meta:word-count="3441" meta:character-count="98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